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marker-end-width="0.2cm" draw:textarea-horizontal-align="center" draw:textarea-vertical-align="middle"/>
    </style:style>
    <style:style style:name="gr2" style:family="graphic" style:parent-style-name="standard">
      <style:graphic-properties draw:fill="solid" draw:fill-color="#72e094" draw:textarea-horizontal-align="center" draw:textarea-vertical-align="middle"/>
    </style:style>
    <style:style style:name="gr3" style:family="graphic" style:parent-style-name="standard">
      <style:graphic-properties draw:fill="solid" draw:fill-color="#d1deff" draw:textarea-horizontal-align="center" draw:textarea-vertical-align="middle"/>
    </style:style>
    <style:style style:name="gr4" style:family="graphic" style:parent-style-name="standard">
      <style:graphic-properties draw:fill="solid" draw:fill-color="#ffcc99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02cm"/>
    </style:style>
    <style:style style:name="gr6" style:family="graphic" style:parent-style-name="standard">
      <style:graphic-properties draw:fill="solid" draw:fill-color="#ff6633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e094"/>
      <style:paragraph-properties fo:text-align="center"/>
      <style:text-properties fo:font-size="14pt" style:font-size-asian="18pt" style:font-weight-asian="normal" style:font-size-complex="18pt"/>
    </style:style>
    <style:style style:name="P3" style:family="paragraph">
      <loext:graphic-properties draw:fill="solid" draw:fill-color="#d1deff"/>
      <style:paragraph-properties fo:text-align="center"/>
      <style:text-properties fo:font-size="12pt" style:font-size-asian="14pt" style:font-weight-asian="normal" style:font-size-complex="14pt"/>
    </style:style>
    <style:style style:name="P4" style:family="paragraph">
      <loext:graphic-properties draw:fill="solid" draw:fill-color="#ffcc99"/>
      <style:paragraph-properties fo:text-align="center"/>
      <style:text-properties fo:font-size="12pt" style:font-size-asian="14pt" style:font-weight-asian="normal" style:font-size-complex="1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6633"/>
      <style:paragraph-properties fo:text-align="center"/>
      <style:text-properties fo:font-size="12pt" style:font-size-asian="14pt" style:font-weight-asian="normal" style:font-size-complex="14pt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4pt" style:font-weight-asian="normal" style:font-size-complex="14pt"/>
    </style:style>
    <style:style style:name="T1" style:family="text">
      <style:text-properties fo:font-size="14pt" style:font-size-asian="18pt" style:font-weight-asian="normal" style:font-size-complex="18pt"/>
    </style:style>
    <style:style style:name="T2" style:family="text">
      <style:text-properties fo:font-size="12pt" style:font-size-asian="14pt" style:font-weight-asian="normal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17.45cm" svg:y1="16.8cm" svg:x2="17.525cm" svg:y2="24.35cm" draw:start-shape="id1" draw:start-glue-point="2" draw:end-shape="id2" draw:end-glue-point="0" svg:d="M17450 16800v3775h75v3775" svg:viewBox="0 0 76 7551">
          <text:p/>
        </draw:connector>
        <draw:rect draw:style-name="gr2" draw:text-style-name="P2" xml:id="id5" draw:id="id5" draw:layer="layout" svg:width="3.5cm" svg:height="0.7cm" svg:x="5.5cm" svg:y="3.4cm">
          <text:p text:style-name="P1"><text:span text:style-name="T1">Reads.fa</text:span></text:p>
        </draw:rect>
        <draw:rect draw:style-name="gr2" draw:text-style-name="P2" xml:id="id3" draw:id="id3" draw:layer="layout" svg:width="3.5cm" svg:height="0.7cm" svg:x="13.8cm" svg:y="3.5cm">
          <text:p text:style-name="P1"><text:span text:style-name="T1">Bacs.fa</text:span></text:p>
        </draw:rect>
        <draw:rect draw:style-name="gr3" draw:text-style-name="P3" xml:id="id4" draw:id="id4" draw:layer="layout" svg:width="4.5cm" svg:height="0.7cm" svg:x="8.9cm" svg:y="5.4cm">
          <text:p text:style-name="P1"><text:span text:style-name="T2">Megablast</text:span></text:p>
        </draw:rect>
        <draw:connector draw:style-name="gr1" draw:text-style-name="P1" draw:layer="layout" svg:x1="15.55cm" svg:y1="4.2cm" svg:x2="11.15cm" svg:y2="5.4cm" draw:start-shape="id3" draw:start-glue-point="2" draw:end-shape="id4" draw:end-glue-point="0" svg:d="M15550 4200v600h-4400v600" svg:viewBox="0 0 4401 1201">
          <text:p/>
        </draw:connector>
        <draw:connector draw:style-name="gr1" draw:text-style-name="P1" draw:layer="layout" svg:x1="7.25cm" svg:y1="4.1cm" svg:x2="11.15cm" svg:y2="5.4cm" draw:start-shape="id5" draw:start-glue-point="2" draw:end-shape="id4" draw:end-glue-point="0" svg:d="M7250 4100v650h3900v650" svg:viewBox="0 0 3901 1301">
          <text:p/>
        </draw:connector>
        <draw:connector draw:style-name="gr1" draw:text-style-name="P1" draw:layer="layout" svg:x1="5.5cm" svg:y1="3.75cm" svg:x2="4.5cm" svg:y2="5.4cm" draw:start-shape="id5" draw:start-glue-point="3" draw:end-shape="id6" draw:end-glue-point="0" svg:d="M5500 3750h-1000v1650" svg:viewBox="0 0 1001 1651">
          <text:p/>
        </draw:connector>
        <draw:rect draw:style-name="gr3" draw:text-style-name="P3" xml:id="id6" draw:id="id6" draw:layer="layout" svg:width="5cm" svg:height="0.7cm" svg:x="2cm" svg:y="5.4cm">
          <text:p text:style-name="P1"><text:span text:style-name="T2">get_length_reads.pl</text:span></text:p>
        </draw:rect>
        <draw:rect draw:style-name="gr3" draw:text-style-name="P3" xml:id="id9" draw:id="id9" draw:layer="layout" svg:width="7.5cm" svg:height="0.7cm" svg:x="7.4cm" svg:y="9.6cm">
          <text:p text:style-name="P1"><text:span text:style-name="T2">get_fully_overlapping_triplets.R</text:span></text:p>
        </draw:rect>
        <draw:rect draw:style-name="gr4" draw:text-style-name="P4" xml:id="id8" draw:id="id8" draw:layer="layout" svg:width="5cm" svg:height="0.7cm" svg:x="2cm" svg:y="7.2cm">
          <text:p text:style-name="P1"><text:span text:style-name="T2">Reads_rlength.tab</text:span></text:p>
        </draw:rect>
        <draw:rect draw:style-name="gr4" draw:text-style-name="P4" xml:id="id7" draw:id="id7" draw:layer="layout" svg:width="5.75cm" svg:height="0.7cm" svg:x="8.275cm" svg:y="7.2cm">
          <text:p text:style-name="P1"><text:span text:style-name="T2">megablast_default.m8</text:span></text:p>
        </draw:rect>
        <draw:connector draw:style-name="gr1" draw:text-style-name="P1" draw:layer="layout" svg:x1="11.15cm" svg:y1="6.1cm" svg:x2="11.15cm" svg:y2="7.2cm" draw:start-shape="id4" draw:start-glue-point="2" draw:end-shape="id7" draw:end-glue-point="0" svg:d="M11150 6100v1100" svg:viewBox="0 0 1 1101">
          <text:p/>
        </draw:connector>
        <draw:connector draw:style-name="gr1" draw:text-style-name="P1" draw:layer="layout" svg:x1="4.5cm" svg:y1="6.1cm" svg:x2="4.5cm" svg:y2="7.2cm" draw:start-shape="id6" draw:start-glue-point="2" draw:end-shape="id8" svg:d="M4500 6100v1100" svg:viewBox="0 0 1 1101">
          <text:p/>
        </draw:connector>
        <draw:connector draw:style-name="gr1" draw:text-style-name="P1" draw:layer="layout" svg:x1="11.15cm" svg:y1="7.9cm" svg:x2="11.15cm" svg:y2="9.6cm" draw:start-shape="id7" draw:start-glue-point="2" draw:end-shape="id9" svg:d="M11150 7900v1700" svg:viewBox="0 0 1 1701">
          <text:p/>
        </draw:connector>
        <draw:connector draw:style-name="gr1" draw:text-style-name="P1" draw:layer="layout" svg:x1="4.5cm" svg:y1="7.9cm" svg:x2="11.15cm" svg:y2="9.6cm" draw:start-shape="id8" draw:start-glue-point="2" draw:end-shape="id9" draw:end-glue-point="0" svg:d="M4500 7900v850h6650v850" svg:viewBox="0 0 6651 1701">
          <text:p/>
        </draw:connector>
        <draw:rect draw:style-name="gr4" draw:text-style-name="P4" xml:id="id11" draw:id="id11" draw:layer="layout" svg:width="3.5cm" svg:height="0.7cm" svg:x="11.65cm" svg:y="12cm">
          <text:p text:style-name="P1"><text:span text:style-name="T2">drjPairs.tab</text:span></text:p>
        </draw:rect>
        <draw:connector draw:style-name="gr1" draw:text-style-name="P1" draw:layer="layout" draw:line-skew="-0.15cm" svg:x1="11.15cm" svg:y1="10.3cm" svg:x2="6.05cm" svg:y2="12cm" draw:start-shape="id9" draw:start-glue-point="2" draw:end-shape="id10" draw:end-glue-point="0" svg:d="M11150 10300v700h-5100v1000" svg:viewBox="0 0 5101 1701">
          <text:p/>
        </draw:connector>
        <draw:connector draw:style-name="gr1" draw:text-style-name="P1" draw:layer="layout" svg:x1="11.15cm" svg:y1="10.3cm" svg:x2="13.4cm" svg:y2="12cm" draw:start-shape="id9" draw:start-glue-point="2" draw:end-shape="id11" svg:d="M11150 10300v850h2250v850" svg:viewBox="0 0 2251 1701">
          <text:p/>
        </draw:connector>
        <draw:rect draw:style-name="gr4" draw:text-style-name="P4" xml:id="id10" draw:id="id10" draw:layer="layout" svg:width="3.9cm" svg:height="0.7cm" svg:x="4.1cm" svg:y="12cm">
          <text:p text:style-name="P1"><text:span text:style-name="T2">seqCoordPairs.tab</text:span></text:p>
        </draw:rect>
        <draw:rect draw:style-name="gr4" draw:text-style-name="P4" xml:id="id15" draw:id="id15" draw:layer="layout" svg:width="1.9cm" svg:height="0.636cm" svg:x="5.1cm" svg:y="15.864cm">
          <text:p text:style-name="P1"><text:span text:style-name="T2">vectors/</text:span></text:p>
        </draw:rect>
        <draw:rect draw:style-name="gr3" draw:text-style-name="P3" xml:id="id12" draw:id="id12" draw:layer="layout" svg:width="7.9cm" svg:height="0.636cm" svg:x="2.1cm" svg:y="14.1cm">
          <text:p text:style-name="P1"><text:span text:style-name="T2">align_and_get_mismatch_vectors.pl</text:span></text:p>
        </draw:rect>
        <draw:connector draw:style-name="gr1" draw:text-style-name="P1" draw:layer="layout" svg:x1="6.05cm" svg:y1="12.7cm" svg:x2="6.05cm" svg:y2="14.1cm" draw:start-shape="id10" draw:start-glue-point="2" draw:end-shape="id12" draw:end-glue-point="0" svg:d="M6050 12700v1400" svg:viewBox="0 0 1 1401">
          <text:p/>
        </draw:connector>
        <draw:connector draw:style-name="gr1" draw:text-style-name="P1" draw:layer="layout" draw:line-skew="0cm -0.099cm" svg:x1="7.25cm" svg:y1="3.4cm" svg:x2="2.1cm" svg:y2="14.418cm" draw:start-shape="id5" draw:start-glue-point="0" draw:end-shape="id12" draw:end-glue-point="3" svg:d="M7250 3400v-501h-5750v11519h600" svg:viewBox="0 0 5751 11520">
          <text:p/>
        </draw:connector>
        <draw:connector draw:style-name="gr1" draw:text-style-name="P1" draw:layer="layout" draw:line-skew="-0.399cm -0.599cm" svg:x1="15.55cm" svg:y1="3.5cm" svg:x2="2.1cm" svg:y2="14.418cm" draw:start-shape="id3" draw:start-glue-point="0" draw:end-shape="id12" draw:end-glue-point="3" svg:d="M15550 3500v-900h-14550v11818h1100" svg:viewBox="0 0 14551 11819">
          <text:p/>
        </draw:connector>
        <draw:rect draw:style-name="gr4" draw:text-style-name="P4" xml:id="id14" draw:id="id14" draw:layer="layout" svg:width="4.5cm" svg:height="0.7cm" svg:x="3.8cm" svg:y="18.8cm">
          <text:p text:style-name="P1"><text:span text:style-name="T2">segmentation.tab</text:span></text:p>
        </draw:rect>
        <draw:connector draw:style-name="gr1" draw:text-style-name="P1" draw:layer="layout" svg:x1="6.05cm" svg:y1="18cm" svg:x2="6.05cm" svg:y2="18.8cm" draw:start-shape="id13" draw:start-glue-point="2" draw:end-shape="id14" draw:end-glue-point="0" svg:d="M6050 18000v800" svg:viewBox="0 0 1 801">
          <text:p/>
        </draw:connector>
        <draw:rect draw:style-name="gr3" draw:text-style-name="P3" xml:id="id13" draw:id="id13" draw:layer="layout" svg:width="4.9cm" svg:height="0.7cm" svg:x="3.6cm" svg:y="17.3cm">
          <text:p text:style-name="P1"><text:span text:style-name="T2">get_segmentation.R</text:span></text:p>
        </draw:rect>
        <draw:rect draw:style-name="gr4" draw:text-style-name="P4" xml:id="id16" draw:id="id16" draw:layer="layout" svg:width="1.9cm" svg:height="0.636cm" svg:x="2.1cm" svg:y="15.864cm">
          <text:p text:style-name="P1"><text:span text:style-name="T2">align/</text:span></text:p>
        </draw:rect>
        <draw:connector draw:style-name="gr1" draw:text-style-name="P1" draw:layer="layout" svg:x1="6.05cm" svg:y1="14.736cm" svg:x2="6.05cm" svg:y2="15.864cm" draw:start-shape="id12" draw:start-glue-point="2" draw:end-shape="id15" draw:end-glue-point="0" svg:d="M6050 14736v1128" svg:viewBox="0 0 1 1129">
          <text:p/>
        </draw:connector>
        <draw:connector draw:style-name="gr1" draw:text-style-name="P1" draw:layer="layout" svg:x1="6.05cm" svg:y1="14.736cm" svg:x2="3.05cm" svg:y2="15.864cm" draw:start-shape="id12" draw:start-glue-point="2" draw:end-shape="id16" draw:end-glue-point="0" svg:d="M6050 14736v564h-3000v564" svg:viewBox="0 0 3001 1129">
          <text:p/>
        </draw:connector>
        <draw:connector draw:style-name="gr1" draw:text-style-name="P1" draw:layer="layout" svg:x1="6.05cm" svg:y1="16.5cm" svg:x2="6.05cm" svg:y2="17.3cm" draw:start-shape="id15" draw:start-glue-point="2" draw:end-shape="id13" draw:end-glue-point="0" svg:d="M6050 16500v800" svg:viewBox="0 0 1 801">
          <text:p/>
        </draw:connector>
        <draw:frame draw:style-name="gr5" draw:text-style-name="P5" draw:layer="layout" svg:width="14cm" svg:height="1.352cm" svg:x="3.5cm" svg:y="1.148cm">
          <draw:text-box>
            <text:p text:style-name="P1"><text:span text:style-name="T3">DrjBreakpointFinder Pipeline </text:span></text:p>
          </draw:text-box>
        </draw:frame>
        <draw:rect draw:style-name="gr4" draw:text-style-name="P4" xml:id="id18" draw:id="id18" draw:layer="layout" svg:width="5cm" svg:height="0.7cm" svg:x="11.3cm" svg:y="22.6cm">
          <text:p text:style-name="P1"><text:span text:style-name="T2">drjPairs_all_segments/</text:span></text:p>
        </draw:rect>
        <draw:connector draw:style-name="gr1" draw:text-style-name="P1" draw:layer="layout" svg:x1="10.4cm" svg:y1="21.5cm" svg:x2="13.8cm" svg:y2="22.6cm" draw:start-shape="id17" draw:end-shape="id18" draw:end-glue-point="0" svg:d="M10400 21500v550h3400v550" svg:viewBox="0 0 3401 1101">
          <text:p/>
        </draw:connector>
        <draw:rect draw:style-name="gr3" draw:text-style-name="P3" xml:id="id17" draw:id="id17" draw:layer="layout" svg:width="7.6cm" svg:height="0.7cm" svg:x="6.6cm" svg:y="20.8cm">
          <text:p text:style-name="P1"><text:span text:style-name="T2">get_segmentations_by_DRJpairs.R</text:span></text:p>
        </draw:rect>
        <draw:connector draw:style-name="gr1" draw:text-style-name="P1" draw:layer="layout" svg:x1="11.65cm" svg:y1="12.35cm" svg:x2="10.4cm" svg:y2="20.8cm" draw:start-shape="id11" draw:start-glue-point="3" draw:end-shape="id17" svg:d="M11650 12350h-1250v8450" svg:viewBox="0 0 1251 8451">
          <text:p/>
        </draw:connector>
        <draw:connector draw:style-name="gr1" draw:text-style-name="P1" draw:layer="layout" svg:x1="6.05cm" svg:y1="19.5cm" svg:x2="10.4cm" svg:y2="20.8cm" draw:start-shape="id14" draw:start-glue-point="2" draw:end-shape="id17" draw:end-glue-point="0" svg:d="M6050 19500v650h4350v650" svg:viewBox="0 0 4351 1301">
          <text:p/>
        </draw:connector>
        <draw:rect draw:style-name="gr6" draw:text-style-name="P6" xml:id="id21" draw:id="id21" draw:layer="layout" svg:width="6.5cm" svg:height="0.7cm" svg:x="6.25cm" svg:y="25.85cm">
          <text:p text:style-name="P1"><text:span text:style-name="T2">drjPairs_merged_segments/</text:span></text:p>
        </draw:rect>
        <draw:rect draw:style-name="gr3" draw:text-style-name="P3" xml:id="id19" draw:id="id19" draw:layer="layout" svg:width="6.4cm" svg:height="0.7cm" svg:x="6.3cm" svg:y="24.35cm">
          <text:p text:style-name="P1"><text:span text:style-name="T2">merge_segments_on_drj_pairs.R</text:span></text:p>
        </draw:rect>
        <draw:connector draw:style-name="gr1" draw:text-style-name="P1" draw:layer="layout" svg:x1="13.8cm" svg:y1="23.3cm" svg:x2="9.5cm" svg:y2="24.35cm" draw:start-shape="id18" draw:start-glue-point="2" draw:end-shape="id19" draw:end-glue-point="0" svg:d="M13800 23300v525h-4300v525" svg:viewBox="0 0 4301 1051">
          <text:p/>
        </draw:connector>
        <draw:rect draw:style-name="gr6" draw:text-style-name="P6" xml:id="id20" draw:id="id20" draw:layer="layout" svg:width="3.75cm" svg:height="0.7cm" svg:x="15.65cm" svg:y="25.85cm">
          <text:p text:style-name="P1"><text:span text:style-name="T2">drjPairs_figures/</text:span></text:p>
        </draw:rect>
        <draw:connector draw:style-name="gr1" draw:text-style-name="P1" draw:layer="layout" svg:x1="17.525cm" svg:y1="25.05cm" svg:x2="17.525cm" svg:y2="25.85cm" draw:start-shape="id2" draw:start-glue-point="2" draw:end-shape="id20" draw:end-glue-point="0" svg:d="M17525 25050v800" svg:viewBox="0 0 1 801">
          <text:p/>
        </draw:connector>
        <draw:rect draw:style-name="gr3" draw:text-style-name="P3" xml:id="id2" draw:id="id2" draw:layer="layout" svg:width="4.2cm" svg:height="0.7cm" svg:x="15.425cm" svg:y="24.35cm">
          <text:p text:style-name="P1"><text:span text:style-name="T2">draw_summary.R</text:span></text:p>
        </draw:rect>
        <draw:connector draw:style-name="gr1" draw:text-style-name="P1" draw:layer="layout" svg:x1="13.8cm" svg:y1="23.3cm" svg:x2="17.525cm" svg:y2="24.35cm" draw:start-shape="id18" draw:start-glue-point="2" draw:end-shape="id2" draw:end-glue-point="0" svg:d="M13800 23300v525h3725v525" svg:viewBox="0 0 3726 1051">
          <text:p/>
        </draw:connector>
        <draw:connector draw:style-name="gr1" draw:text-style-name="P1" draw:layer="layout" svg:x1="9.5cm" svg:y1="25.05cm" svg:x2="9.5cm" svg:y2="25.85cm" draw:start-shape="id19" draw:start-glue-point="2" draw:end-shape="id21" draw:end-glue-point="0" svg:d="M9500 25050v800" svg:viewBox="0 0 1 801">
          <text:p/>
        </draw:connector>
        <draw:rect draw:style-name="gr7" draw:text-style-name="P7" xml:id="id22" draw:id="id22" draw:layer="layout" svg:width="5.3cm" svg:height="0.7cm" svg:x="6.85cm" svg:y="27.1cm">
          <text:p text:style-name="P1"><text:span text:style-name="T2">format_to_gff.pl</text:span></text:p>
        </draw:rect>
        <draw:rect draw:style-name="gr7" draw:text-style-name="P7" xml:id="id23" draw:id="id23" draw:layer="layout" svg:width="5.3cm" svg:height="0.7cm" svg:x="6.85cm" svg:y="28.3cm">
          <text:p text:style-name="P1"><text:span text:style-name="T2">gff file / gbrowse</text:span></text:p>
        </draw:rect>
        <draw:connector draw:style-name="gr1" draw:text-style-name="P1" draw:layer="layout" svg:x1="9.5cm" svg:y1="26.55cm" svg:x2="9.5cm" svg:y2="27.1cm" draw:start-shape="id21" draw:start-glue-point="2" draw:end-shape="id22" draw:end-glue-point="0" svg:d="M9500 26550v550" svg:viewBox="0 0 1 551">
          <text:p/>
        </draw:connector>
        <draw:connector draw:style-name="gr1" draw:text-style-name="P1" draw:layer="layout" svg:x1="9.5cm" svg:y1="27.8cm" svg:x2="9.5cm" svg:y2="28.3cm" draw:start-shape="id22" draw:start-glue-point="2" draw:end-shape="id23" draw:end-glue-point="0" svg:d="M9500 27800v500" svg:viewBox="0 0 1 501">
          <text:p/>
        </draw:connector>
        <draw:rect draw:style-name="gr6" draw:text-style-name="P6" xml:id="id24" draw:id="id24" draw:layer="layout" svg:width="4.5cm" svg:height="0.7cm" svg:x="2.6cm" svg:y="22.6cm">
          <text:p text:style-name="P1"><text:span text:style-name="T2">drjPairs_confirmed.tab</text:span></text:p>
        </draw:rect>
        <draw:connector draw:style-name="gr1" draw:text-style-name="P1" draw:layer="layout" svg:x1="10.4cm" svg:y1="21.5cm" svg:x2="4.85cm" svg:y2="22.6cm" draw:start-shape="id17" draw:start-glue-point="2" draw:end-shape="id24" draw:end-glue-point="0" svg:d="M10400 21500v550h-5550v550" svg:viewBox="0 0 5551 1101">
          <text:p/>
        </draw:connector>
        <draw:rect draw:style-name="gr4" draw:text-style-name="P4" xml:id="id1" draw:id="id1" draw:layer="layout" svg:width="1.9cm" svg:height="0.636cm" svg:x="16.5cm" svg:y="16.164cm">
          <text:p text:style-name="P1"><text:span text:style-name="T2">vectors/</text:span></text:p>
        </draw:rect>
        <draw:rect draw:style-name="gr3" draw:text-style-name="P3" xml:id="id25" draw:id="id25" draw:layer="layout" svg:width="4cm" svg:height="0.636cm" svg:x="13.5cm" svg:y="14.1cm">
          <text:p text:style-name="P1"><text:span text:style-name="T2">align_drjPairs.pl</text:span></text:p>
        </draw:rect>
        <draw:rect draw:style-name="gr4" draw:text-style-name="P4" xml:id="id26" draw:id="id26" draw:layer="layout" svg:width="1.9cm" svg:height="0.636cm" svg:x="13.5cm" svg:y="16.164cm">
          <text:p text:style-name="P1"><text:span text:style-name="T2">align/</text:span></text:p>
        </draw:rect>
        <draw:connector draw:style-name="gr1" draw:text-style-name="P1" draw:layer="layout" svg:x1="15.5cm" svg:y1="14.736cm" svg:x2="17.45cm" svg:y2="16.164cm" draw:start-shape="id25" draw:start-glue-point="2" draw:end-shape="id1" draw:end-glue-point="0" svg:d="M15500 14736v714h1950v714" svg:viewBox="0 0 1951 1429">
          <text:p/>
        </draw:connector>
        <draw:connector draw:style-name="gr1" draw:text-style-name="P1" draw:layer="layout" svg:x1="15.5cm" svg:y1="14.736cm" svg:x2="14.45cm" svg:y2="16.164cm" draw:start-shape="id25" draw:start-glue-point="2" draw:end-shape="id26" draw:end-glue-point="0" svg:d="M15500 14736v714h-1050v714" svg:viewBox="0 0 1051 1429">
          <text:p/>
        </draw:connector>
        <draw:connector draw:style-name="gr1" draw:text-style-name="P1" draw:layer="layout" draw:line-skew="-1.1cm" svg:x1="15.55cm" svg:y1="4.2cm" svg:x2="15.5cm" svg:y2="14.1cm" draw:start-shape="id3" draw:start-glue-point="2" draw:end-shape="id25" draw:end-glue-point="0" svg:d="M15550 4200v3850h-50v6050" svg:viewBox="0 0 51 9901">
          <text:p/>
        </draw:connector>
        <draw:connector draw:style-name="gr1" draw:text-style-name="P1" draw:layer="layout" svg:x1="13.4cm" svg:y1="12.7cm" svg:x2="15.5cm" svg:y2="14.1cm" draw:start-shape="id11" draw:start-glue-point="2" draw:end-shape="id25" draw:end-glue-point="0" svg:d="M13400 12700v700h2100v700" svg:viewBox="0 0 21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 Condensed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ire LEMAITRE</meta:initial-creator>
    <meta:creation-date>2012-09-12T14:24:05</meta:creation-date>
    <dc:date>2019-12-03T11:58:53.069351042</dc:date>
    <dc:creator>Stéphanie Robin</dc:creator>
    <meta:editing-duration>PT22H9M38S</meta:editing-duration>
    <meta:editing-cycles>72</meta:editing-cycles>
    <meta:generator>LibreOffice/6.0.6.2$MacOSX_X86_64 LibreOffice_project/0c292870b25a325b5ed35f6b45599d2ea4458e77</meta:generator>
    <meta:printed-by>Stéphanie Robin</meta:printed-by>
    <meta:print-date>2019-12-02T16:52:21.932661114</meta:print-date>
    <meta:document-statistic meta:object-count="58"/>
  </office:meta>
</office:document-meta>
</file>